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8100" number:language="ru" number:country="RU">
      <number:text-content/>
    </number:text-style>
    <style:style style:name="ce1" style:family="table-cell" style:parent-style-name="Excel_20_Built-in_20_Normal">
      <style:text-properties fo:language="ru" fo:country="RU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 style:data-style-name="N810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1">
          <table:table-cell office:value-type="string">
            <text:p>海鳥たちの海岸</text:p>
          </table:table-cell>
          <table:table-cell office:value-type="string">
            <text:p>Seagull Beach</text:p>
          </table:table-cell>
        </table:table-row>
        <table:table-row table:style-name="ro1">
          <table:table-cell office:value-type="string">
            <text:p>ゆるやかな河</text:p>
          </table:table-cell>
          <table:table-cell office:value-type="string">
            <text:p>Egret Brook</text:p>
          </table:table-cell>
        </table:table-row>
        <table:table-row table:style-name="ro1">
          <table:table-cell office:value-type="string">
            <text:p>ファッション〮ロンド</text:p>
          </table:table-cell>
          <table:table-cell table:style-name="ce1" office:value-type="string">
            <text:p>Fashion Ronde </text:p>
          </table:table-cell>
        </table:table-row>
        <table:table-row table:style-name="ro1">
          <table:table-cell office:value-type="string">
            <text:p>最初の街</text:p>
          </table:table-cell>
          <table:table-cell office:value-type="string">
            <text:p>Nefroburg</text:p>
          </table:table-cell>
        </table:table-row>
        <table:table-row table:style-name="ro1">
          <table:table-cell office:value-type="string">
            <text:p>あたたかい牧場</text:p>
          </table:table-cell>
          <table:table-cell office:value-type="string">
            <text:p>Vision Ranch</text:p>
          </table:table-cell>
        </table:table-row>
        <table:table-row table:style-name="ro1">
          <table:table-cell office:value-type="string">
            <text:p>博士の研究室</text:p>
          </table:table-cell>
          <table:table-cell office:value-type="string">
            <text:p>Dr. Nutmeg's House</text:p>
          </table:table-cell>
        </table:table-row>
        <table:table-row table:style-name="ro1">
          <table:table-cell office:value-type="string">
            <text:p>夜の酒場</text:p>
          </table:table-cell>
          <table:table-cell office:value-type="string">
            <text:p>Aphrodite Bar</text:p>
          </table:table-cell>
        </table:table-row>
        <table:table-row table:style-name="ro1">
          <table:table-cell office:value-type="string">
            <text:p>砂漠のそばの集落</text:p>
          </table:table-cell>
          <table:table-cell office:value-type="string">
            <text:p>Fort Raven</text:p>
          </table:table-cell>
        </table:table-row>
        <table:table-row table:style-name="ro1">
          <table:table-cell office:value-type="string">
            <text:p>灼熟の砂漠</text:p>
          </table:table-cell>
          <table:table-cell office:value-type="string">
            <text:p>Sabbia Desert </text:p>
          </table:table-cell>
        </table:table-row>
        <table:table-row table:style-name="ro1">
          <table:table-cell office:value-type="string">
            <text:p>エディー理髪店</text:p>
          </table:table-cell>
          <table:table-cell office:value-type="string">
            <text:p>Eddie's Barber Shop</text:p>
          </table:table-cell>
        </table:table-row>
        <table:table-row table:style-name="ro1">
          <table:table-cell office:value-type="string">
            <text:p>大きな街</text:p>
          </table:table-cell>
          <table:table-cell office:value-type="string">
            <text:p>Happy Garland</text:p>
          </table:table-cell>
        </table:table-row>
        <table:table-row table:style-name="ro1">
          <table:table-cell office:value-type="string">
            <text:p>早朝の森林</text:p>
          </table:table-cell>
          <table:table-cell office:value-type="string">
            <text:p>Cuckoo Forest </text:p>
          </table:table-cell>
        </table:table-row>
        <table:table-row table:style-name="ro1">
          <table:table-cell office:value-type="string">
            <text:p>ヒバリの麦畑</text:p>
          </table:table-cell>
          <table:table-cell office:value-type="string">
            <text:p>Skylark Farm</text:p>
          </table:table-cell>
        </table:table-row>
        <table:table-row table:style-name="ro1">
          <table:table-cell office:value-type="string">
            <text:p>スーム〮マリンショップ</text:p>
          </table:table-cell>
          <table:table-cell office:value-type="string">
            <text:p>Marine Shop</text:p>
          </table:table-cell>
        </table:table-row>
        <table:table-row table:style-name="ro1">
          <table:table-cell office:value-type="string">
            <text:p>港町の波止場</text:p>
          </table:table-cell>
          <table:table-cell office:value-type="string">
            <text:p>Neuhafen</text:p>
          </table:table-cell>
        </table:table-row>
        <table:table-row table:style-name="ro1">
          <table:table-cell office:value-type="string">
            <text:p>ジュニパーベリー号</text:p>
          </table:table-cell>
          <table:table-cell office:value-type="string">
            <text:p>Juniper Berry</text:p>
          </table:table-cell>
        </table:table-row>
        <table:table-row table:style-name="ro1">
          <table:table-cell office:value-type="string">
            <text:p>盗賊のアジト</text:p>
          </table:table-cell>
          <table:table-cell office:value-type="string">
            <text:p>Killer Elephant's Hideout</text:p>
          </table:table-cell>
        </table:table-row>
        <table:table-row table:style-name="ro1">
          <table:table-cell office:value-type="string">
            <text:p>秘密のアジト</text:p>
          </table:table-cell>
          <table:table-cell office:value-type="string">
            <text:p>Bloody Mantis Hideout</text:p>
          </table:table-cell>
        </table:table-row>
        <table:table-row table:style-name="ro1">
          <table:table-cell office:value-type="string">
            <text:p>巨大な闘技場</text:p>
          </table:table-cell>
          <table:table-cell office:value-type="string">
            <text:p>Garland Arena</text:p>
          </table:table-cell>
        </table:table-row>
        <table:table-row table:style-name="ro1">
          <table:table-cell office:value-type="string">
            <text:p>水の神殿</text:p>
          </table:table-cell>
          <table:table-cell office:value-type="string">
            <text:p>Tempio di Lorimar </text:p>
          </table:table-cell>
        </table:table-row>
        <table:table-row table:style-name="ro1">
          <table:table-cell office:value-type="string">
            <text:p>砂漠の盗賊団衣料係</text:p>
          </table:table-cell>
          <table:table-cell office:value-type="string">
            <text:p>Hornet Clothing Officer</text:p>
          </table:table-cell>
        </table:table-row>
        <table:table-row table:style-name="ro1">
          <table:table-cell office:value-type="string">
            <text:p>楽器工房</text:p>
          </table:table-cell>
          <table:table-cell office:value-type="string">
            <text:p>Instrument Workshop</text:p>
          </table:table-cell>
        </table:table-row>
        <table:table-row table:style-name="ro1">
          <table:table-cell office:value-type="string">
            <text:p>１位になること</text:p>
          </table:table-cell>
          <table:table-cell office:value-type="string">
            <text:p><text:s/>Get 1st place.</text:p>
          </table:table-cell>
        </table:table-row>
        <table:table-row table:style-name="ro1">
          <table:table-cell office:value-type="string">
            <text:p>２位以内に入ること</text:p>
          </table:table-cell>
          <table:table-cell office:value-type="string">
            <text:p><text:s/>Get at least 2nd place.</text:p>
          </table:table-cell>
        </table:table-row>
        <table:table-row table:style-name="ro1">
          <table:table-cell office:value-type="string">
            <text:p>３位以内に入ること</text:p>
          </table:table-cell>
          <table:table-cell office:value-type="string">
            <text:p><text:s/>Get at least 3rd place.</text:p>
          </table:table-cell>
        </table:table-row>
        <table:table-row table:style-name="ro1">
          <table:table-cell office:value-type="string">
            <text:p>なし</text:p>
          </table:table-cell>
          <table:table-cell office:value-type="string">
            <text:p><text:s/>None</text:p>
          </table:table-cell>
        </table:table-row>
        <table:table-row table:style-name="ro1">
          <table:table-cell office:value-type="string">
            <text:p>はい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いいえ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データ</text:p>
          </table:table-cell>
          <table:table-cell office:value-type="string">
            <text:p>Data</text:p>
          </table:table-cell>
        </table:table-row>
        <table:table-row table:style-name="ro1">
          <table:table-cell office:value-type="string">
            <text:p>コスチューム</text:p>
          </table:table-cell>
          <table:table-cell office:value-type="string">
            <text:p>Customization</text:p>
          </table:table-cell>
        </table:table-row>
        <table:table-row table:style-name="ro1">
          <table:table-cell office:value-type="string">
            <text:p>システム</text:p>
          </table:table-cell>
          <table:table-cell office:value-type="string">
            <text:p>System</text:p>
          </table:table-cell>
        </table:table-row>
        <table:table-row table:style-name="ro1">
          <table:table-cell office:value-type="string">
            <text:p>戦った回数</text:p>
          </table:table-cell>
          <table:table-cell office:value-type="string">
            <text:p>Games played</text:p>
          </table:table-cell>
        </table:table-row>
        <table:table-row table:style-name="ro1">
          <table:table-cell office:value-type="string">
            <text:p>１位</text:p>
          </table:table-cell>
          <table:table-cell office:value-type="string">
            <text:p>1st</text:p>
          </table:table-cell>
        </table:table-row>
        <table:table-row table:style-name="ro1">
          <table:table-cell office:value-type="string">
            <text:p>２位</text:p>
          </table:table-cell>
          <table:table-cell office:value-type="string">
            <text:p>2nd</text:p>
          </table:table-cell>
        </table:table-row>
        <table:table-row table:style-name="ro1">
          <table:table-cell office:value-type="string">
            <text:p>３位</text:p>
          </table:table-cell>
          <table:table-cell office:value-type="string">
            <text:p>3rd</text:p>
          </table:table-cell>
        </table:table-row>
        <table:table-row table:style-name="ro1">
          <table:table-cell office:value-type="string">
            <text:p>４位</text:p>
          </table:table-cell>
          <table:table-cell office:value-type="string">
            <text:p>4th</text:p>
          </table:table-cell>
        </table:table-row>
        <table:table-row table:style-name="ro1">
          <table:table-cell office:value-type="string">
            <text:p>勝ち</text:p>
          </table:table-cell>
          <table:table-cell office:value-type="string">
            <text:p>Won</text:p>
          </table:table-cell>
        </table:table-row>
        <table:table-row table:style-name="ro1">
          <table:table-cell office:value-type="string">
            <text:p>負け</text:p>
          </table:table-cell>
          <table:table-cell office:value-type="string">
            <text:p>Lost</text:p>
          </table:table-cell>
        </table:table-row>
        <table:table-row table:style-name="ro1">
          <table:table-cell office:value-type="string">
            <text:p>保有している服装</text:p>
          </table:table-cell>
          <table:table-cell office:value-type="string">
            <text:p>Clothing owned</text:p>
          </table:table-cell>
        </table:table-row>
        <table:table-row table:style-name="ro1">
          <table:table-cell office:value-type="string">
            <text:p>保有している帽子</text:p>
          </table:table-cell>
          <table:table-cell office:value-type="string">
            <text:p>Hats owned</text:p>
          </table:table-cell>
        </table:table-row>
        <table:table-row table:style-name="ro1">
          <table:table-cell office:value-type="string">
            <text:p>経験した髪型</text:p>
          </table:table-cell>
          <table:table-cell office:value-type="string">
            <text:p>Hairstyles got</text:p>
          </table:table-cell>
        </table:table-row>
        <table:table-row table:style-name="ro1">
          <table:table-cell office:value-type="string">
            <text:p>服装</text:p>
          </table:table-cell>
          <table:table-cell office:value-type="string">
            <text:p>Clothes</text:p>
          </table:table-cell>
        </table:table-row>
        <table:table-row table:style-name="ro1">
          <table:table-cell office:value-type="string">
            <text:p>帽子</text:p>
          </table:table-cell>
          <table:table-cell office:value-type="string">
            <text:p>Hat</text:p>
          </table:table-cell>
        </table:table-row>
        <table:table-row table:style-name="ro1">
          <table:table-cell office:value-type="string">
            <text:p>髪型</text:p>
          </table:table-cell>
          <table:table-cell office:value-type="string">
            <text:p>Hairstyle</text:p>
          </table:table-cell>
        </table:table-row>
        <table:table-row table:style-name="ro1">
          <table:table-cell office:value-type="string">
            <text:p>オプション設定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セーブ</text:p>
          </table:table-cell>
          <table:table-cell office:value-type="string">
            <text:p>Save</text:p>
          </table:table-cell>
        </table:table-row>
        <table:table-row table:style-name="ro1">
          <table:table-cell office:value-type="string">
            <text:p>中断する</text:p>
          </table:table-cell>
          <table:table-cell office:value-type="string">
            <text:p>Quit Game</text:p>
          </table:table-cell>
        </table:table-row>
        <table:table-row table:style-name="ro1">
          <table:table-cell office:value-type="string">
            <text:p>現在の状態をセーブしますか？</text:p>
          </table:table-cell>
          <table:table-cell office:value-type="string">
            <text:p>Do you want to save the current state?</text:p>
          </table:table-cell>
        </table:table-row>
        <table:table-row table:style-name="ro1">
          <table:table-cell office:value-type="string">
            <text:p>ゲームを中断しますか？</text:p>
          </table:table-cell>
          <table:table-cell office:value-type="string">
            <text:p>Do you want to quit the game?</text:p>
          </table:table-cell>
        </table:table-row>
        <table:table-row table:style-name="ro2">
          <table:table-cell office:value-type="string">
            <text:p>中断前に現在の状態をセーブしますか？</text:p>
          </table:table-cell>
          <table:table-cell office:value-type="string">
            <text:p>Do you want to save the current state</text:p>
            <text:p>before quiting?</text:p>
          </table:table-cell>
        </table:table-row>
        <table:table-row table:style-name="ro1">
          <table:table-cell office:value-type="string">
            <text:p>なまえ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ねだん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ユーロッチ</text:p>
          </table:table-cell>
          <table:table-cell office:value-type="string">
            <text:p>Uroch</text:p>
          </table:table-cell>
        </table:table-row>
        <table:table-row table:style-name="ro1">
          <table:table-cell office:value-type="string">
            <text:p>ユーロッチが足りません</text:p>
          </table:table-cell>
          <table:table-cell office:value-type="string">
            <text:p>Not enough Uroch.</text:p>
          </table:table-cell>
        </table:table-row>
        <table:table-row table:style-name="ro1">
          <table:table-cell office:value-type="string">
            <text:p>このアイテムを購入しますか？</text:p>
          </table:table-cell>
          <table:table-cell office:value-type="string">
            <text:p>Purchase this item?</text:p>
          </table:table-cell>
        </table:table-row>
        <table:table-row table:style-name="ro1">
          <table:table-cell office:value-type="string">
            <text:p>買う</text:p>
          </table:table-cell>
          <table:table-cell office:value-type="string">
            <text:p>Confirm</text:p>
          </table:table-cell>
        </table:table-row>
        <table:table-row table:style-name="ro1">
          <table:table-cell office:value-type="string">
            <text:p>買ってすぐに身につける</text:p>
          </table:table-cell>
          <table:table-cell office:value-type="string">
            <text:p>Buy and Wear</text:p>
          </table:table-cell>
        </table:table-row>
        <table:table-row table:style-name="ro1">
          <table:table-cell office:value-type="string">
            <text:p>買わない</text:p>
          </table:table-cell>
          <table:table-cell office:value-type="string">
            <text:p>Return</text:p>
          </table:table-cell>
        </table:table-row>
        <table:table-row table:style-name="ro1">
          <table:table-cell office:value-type="string">
            <text:p>この髪型にしますか？</text:p>
          </table:table-cell>
          <table:table-cell office:value-type="string">
            <text:p>Get this hairstyle?</text:p>
          </table:table-cell>
        </table:table-row>
        <table:table-row table:style-name="ro1">
          <table:table-cell office:value-type="string">
            <text:p>もうこの店で買えるものはありません</text:p>
          </table:table-cell>
          <table:table-cell office:value-type="string">
            <text:p>There is nothing more to buy in this store.</text:p>
          </table:table-cell>
        </table:table-row>
        <table:table-row table:style-name="ro1">
          <table:table-cell office:value-type="string">
            <text:p>もうこの店で買えるものはありません</text:p>
          </table:table-cell>
          <table:table-cell office:value-type="string">
            <text:p>There is nothing more to buy in this store.</text:p>
          </table:table-cell>
        </table:table-row>
        <table:table-row table:style-name="ro1">
          <table:table-cell office:value-type="string">
            <text:p>もうこの店で買えるものはありません</text:p>
          </table:table-cell>
          <table:table-cell office:value-type="string">
            <text:p>There is nothing more to buy in this store.</text:p>
          </table:table-cell>
        </table:table-row>
        <table:table-row table:style-name="ro1">
          <table:table-cell office:value-type="string">
            <text:p>もうこの店で買えるものはありません</text:p>
          </table:table-cell>
          <table:table-cell office:value-type="string">
            <text:p>There is nothing more to buy in this store.</text:p>
          </table:table-cell>
        </table:table-row>
        <table:table-row table:style-name="ro1">
          <table:table-cell office:value-type="string">
            <text:p>对戦メンバー</text:p>
          </table:table-cell>
          <table:table-cell office:value-type="string">
            <text:p>Opponents</text:p>
          </table:table-cell>
        </table:table-row>
        <table:table-row table:style-name="ro1">
          <table:table-cell office:value-type="string">
            <text:p>クラス</text:p>
          </table:table-cell>
          <table:table-cell office:value-type="string">
            <text:p>Rank</text:p>
          </table:table-cell>
        </table:table-row>
        <table:table-row table:style-name="ro1">
          <table:table-cell office:value-type="string">
            <text:p>１〯</text:p>
          </table:table-cell>
          <table:table-cell table:style-name="ce2" office:value-type="string">
            <text:p>1:</text:p>
          </table:table-cell>
        </table:table-row>
        <table:table-row table:style-name="ro1">
          <table:table-cell office:value-type="string">
            <text:p>２〯</text:p>
          </table:table-cell>
          <table:table-cell table:style-name="ce2" office:value-type="string">
            <text:p>2:</text:p>
          </table:table-cell>
        </table:table-row>
        <table:table-row table:style-name="ro1">
          <table:table-cell office:value-type="string">
            <text:p>３〯</text:p>
          </table:table-cell>
          <table:table-cell table:style-name="ce2" office:value-type="string">
            <text:p>3:</text:p>
          </table:table-cell>
        </table:table-row>
        <table:table-row table:style-name="ro1">
          <table:table-cell office:value-type="string">
            <text:p>？？？？？？？？</text:p>
          </table:table-cell>
          <table:table-cell office:value-type="string">
            <text:p>????????</text:p>
          </table:table-cell>
        </table:table-row>
        <table:table-row table:style-name="ro1">
          <table:table-cell office:value-type="string">
            <text:p>中に入ってブロックス对戦しますか？</text:p>
          </table:table-cell>
          <table:table-cell office:value-type="string">
            <text:p>Accept Blokus challenge?</text:p>
          </table:table-cell>
        </table:table-row>
        <table:table-row table:style-name="ro1">
          <table:table-cell office:value-type="string">
            <text:p>クリア条件〯</text:p>
          </table:table-cell>
          <table:table-cell office:value-type="string">
            <text:p>Clear condition: </text:p>
          </table:table-cell>
        </table:table-row>
        <table:table-row table:style-name="ro1">
          <table:table-cell office:value-type="string">
            <text:p>順位</text:p>
          </table:table-cell>
          <table:table-cell office:value-type="string">
            <text:p>Place</text:p>
          </table:table-cell>
        </table:table-row>
        <table:table-row table:style-name="ro3">
          <table:table-cell office:value-type="string">
            <text:p>賞金(ＵＲ)</text:p>
          </table:table-cell>
          <table:table-cell office:value-type="string">
            <text:p>Reward UR</text:p>
          </table:table-cell>
        </table:table-row>
        <table:table-row table:style-name="ro1">
          <table:table-cell office:value-type="string">
            <text:p>１位</text:p>
          </table:table-cell>
          <table:table-cell office:value-type="string">
            <text:p>1st</text:p>
          </table:table-cell>
        </table:table-row>
        <table:table-row table:style-name="ro1">
          <table:table-cell office:value-type="string">
            <text:p>２位</text:p>
          </table:table-cell>
          <table:table-cell office:value-type="string">
            <text:p>2nd</text:p>
          </table:table-cell>
        </table:table-row>
        <table:table-row table:style-name="ro1">
          <table:table-cell office:value-type="string">
            <text:p>３位</text:p>
          </table:table-cell>
          <table:table-cell office:value-type="string">
            <text:p>3rd</text:p>
          </table:table-cell>
        </table:table-row>
        <table:table-row table:style-name="ro1">
          <table:table-cell office:value-type="string">
            <text:p>４位</text:p>
          </table:table-cell>
          <table:table-cell office:value-type="string">
            <text:p>4th</text:p>
          </table:table-cell>
        </table:table-row>
        <table:table-row table:style-name="ro1">
          <table:table-cell office:value-type="string">
            <text:p>今回の对戦結果</text:p>
          </table:table-cell>
          <table:table-cell office:value-type="string">
            <text:p>Match results</text:p>
          </table:table-cell>
        </table:table-row>
        <table:table-row table:style-name="ro1">
          <table:table-cell office:value-type="string">
            <text:p>順位</text:p>
          </table:table-cell>
          <table:table-cell office:value-type="string">
            <text:p>Place</text:p>
          </table:table-cell>
        </table:table-row>
        <table:table-row table:style-name="ro1">
          <table:table-cell office:value-type="string">
            <text:p>〯賞金額</text:p>
          </table:table-cell>
          <table:table-cell office:value-type="string">
            <text:p>: Reward</text:p>
          </table:table-cell>
        </table:table-row>
        <table:table-row table:style-name="ro1">
          <table:table-cell office:value-type="string">
            <text:p>回数</text:p>
          </table:table-cell>
          <table:table-cell office:value-type="string">
            <text:p>Times</text:p>
          </table:table-cell>
        </table:table-row>
        <table:table-row table:style-name="ro1">
          <table:table-cell office:value-type="string">
            <text:p>獲得賞金</text:p>
          </table:table-cell>
          <table:table-cell office:value-type="string">
            <text:p>UR Won</text:p>
          </table:table-cell>
        </table:table-row>
        <table:table-row table:style-name="ro1">
          <table:table-cell office:value-type="string">
            <text:p>１位</text:p>
          </table:table-cell>
          <table:table-cell office:value-type="string">
            <text:p>1st</text:p>
          </table:table-cell>
        </table:table-row>
        <table:table-row table:style-name="ro1">
          <table:table-cell office:value-type="string">
            <text:p>２位</text:p>
          </table:table-cell>
          <table:table-cell office:value-type="string">
            <text:p>2nd</text:p>
          </table:table-cell>
        </table:table-row>
        <table:table-row table:style-name="ro1">
          <table:table-cell office:value-type="string">
            <text:p>３位</text:p>
          </table:table-cell>
          <table:table-cell office:value-type="string">
            <text:p>3rd</text:p>
          </table:table-cell>
        </table:table-row>
        <table:table-row table:style-name="ro1">
          <table:table-cell office:value-type="string">
            <text:p>４位</text:p>
          </table:table-cell>
          <table:table-cell office:value-type="string">
            <text:p>4th</text:p>
          </table:table-cell>
        </table:table-row>
        <table:table-row table:style-name="ro1">
          <table:table-cell office:value-type="string">
            <text:p>合計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Ｘ</text:p>
          </table:table-cell>
          <table:table-cell office:value-type="string">
            <text:p>X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18.05.2025</text:date>, <text:time>17:5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8T17:59:01.57</dc:date>
    <meta:editing-duration>PT2M23S</meta:editing-duration>
    <meta:editing-cycles>2</meta:editing-cycles>
    <meta:generator>OpenOffice/4.1.14$Win32 OpenOffice.org_project/4114m1$Build-9811</meta:generator>
    <meta:document-statistic meta:table-count="3" meta:cell-count="178" meta:object-count="0"/>
  </office:meta>
</office:document-meta>
</file>